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88c" officeooo:paragraph-rsid="000ca88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a88c" officeooo:paragraph-rsid="000ca88c" style:font-weight-asian="bold" style:font-weight-complex="bold"/>
    </style:style>
    <style:style style:name="P3" style:family="paragraph" style:parent-style-name="Standard" style:list-style-name="L1">
      <style:text-properties officeooo:rsid="000ca88c" officeooo:paragraph-rsid="000ca88c"/>
    </style:style>
    <style:style style:name="P4" style:family="paragraph" style:parent-style-name="Standard" style:list-style-name="L2">
      <style:text-properties officeooo:rsid="000ca88c" officeooo:paragraph-rsid="000ca88c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68535" officeooo:paragraph-rsid="00268535" style:font-weight-asian="normal" style:font-weight-complex="normal"/>
    </style:style>
    <style:style style:name="P6" style:family="paragraph" style:parent-style-name="Standard" style:list-style-name="L2">
      <style:text-properties fo:font-weight="bold" officeooo:rsid="000ca88c" officeooo:paragraph-rsid="000ca88c" style:font-weight-asian="bold" style:font-weight-complex="bold"/>
    </style:style>
    <style:style style:name="T1" style:family="text">
      <style:text-properties officeooo:rsid="000ca88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883c"/>
    </style:style>
    <style:style style:name="T5" style:family="text">
      <style:text-properties officeooo:rsid="00108578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on of a database</text:p>
      <text:p text:style-name="P1"/>
      <text:list xml:id="list1755023148250194252" text:style-name="L1">
        <text:list-item>
          <text:p text:style-name="P3">The languages used in this project are JAVA and SQL</text:p>
        </text:list-item>
        <text:list-item>
          <text:p text:style-name="P5">The project was in <text:span text:style-name="T4">a</text:span> group of <text:span text:style-name="T1">five</text:span> so we used <text:span text:style-name="T2">git</text:span> in order to manage the project and work efficiently. </text:p>
        </text:list-item>
        <text:list-item>
          <text:p text:style-name="P3">The objective of this project was to create a database for managing a fleet of self-service vehicles. And to create an application which use<text:span text:style-name="T4">s</text:span> a database.</text:p>
        </text:list-item>
        <text:list-item>
          <text:p text:style-name="P3">In this project I participated in the creation of the relational schema and the creation of the database. And I implement the application in java.</text:p>
        </text:list-item>
      </text:list>
      <text:p text:style-name="P1"/>
      <text:p text:style-name="P1"/>
      <text:p text:style-name="P2">Compilation and execution</text:p>
      <text:p text:style-name="P1"/>
      <text:p text:style-name="P1">To compile you can use the command <text:span text:style-name="T5">in the directory JAVA</text:span>:</text:p>
      <text:list xml:id="list1527967022900115874" text:style-name="L2">
        <text:list-item>
          <text:p text:style-name="P6">make</text:p>
        </text:list-item>
        <text:list-item>
          <text:p text:style-name="P4">the command <text:span text:style-name="T3">make exe</text:span> launch the appli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23:14:56.426841359</meta:creation-date>
    <dc:date>2016-11-27T23:40:11.304447654</dc:date>
    <meta:editing-duration>PT3M1S</meta:editing-duration>
    <meta:editing-cycles>3</meta:editing-cycles>
    <meta:generator>LibreOffice/5.0.6.2$Linux_X86_64 LibreOffice_project/00m0$Build-2</meta:generator>
    <meta:document-statistic meta:table-count="0" meta:image-count="0" meta:object-count="0" meta:page-count="1" meta:paragraph-count="9" meta:word-count="114" meta:character-count="611" meta:non-whitespace-character-count="511"/>
  </office:meta>
</office:document-meta>
</file>